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 table:number-rows-repeated="1048051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17" table:display-filter-buttons="true">
          <table:filter>
            <table:filter-and>
              <table:filter-condition table:field-number="0" table:value="Lisa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14:08:48.5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6-09-16T14:57:30</meta:creation-date>
    <dc:creator>Markus Flingelli</dc:creator>
    <dc:date>2016-09-24T14:12:19.559000000</dc:date>
    <meta:editing-cycles>288</meta:editing-cycles>
    <meta:editing-duration>PT14H53M47S</meta:editing-duration>
    <meta:document-statistic meta:table-count="2" meta:cell-count="1223" meta:object-count="0"/>
    <meta:user-defined meta:name="Info 1"/>
    <meta:user-defined meta:name="Info 2"/>
    <meta:user-defined meta:name="Info 3"/>
    <meta:user-defined meta:name="Info 4"/>
  </office:meta>
</office:document-meta>
</file>